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2e54" officeooo:paragraph-rsid="00192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dlib.h&gt;</text:p>
      <text:p text:style-name="P1">#include &lt;string.h&gt;</text:p>
      <text:p text:style-name="P1">#include "utn.h"</text:p>
      <text:p text:style-name="P1">#define QTY_EMPLEADOS 10</text:p>
      <text:p text:style-name="P1">int printArray(char arrayStrn[][50],int limite)</text:p>
      <text:p text:style-name="P1">{</text:p>
      <text:p text:style-name="P1"><text:s text:c="4"/>int i;</text:p>
      <text:p text:style-name="P1"><text:s text:c="4"/>for(i=0;i&lt;limite;i++)</text:p>
      <text:p text:style-name="P1"><text:s text:c="4"/>{</text:p>
      <text:p text:style-name="P1"><text:s text:c="8"/>printf("%s",arrayStrn[i]);</text:p>
      <text:p text:style-name="P1"/>
      <text:p text:style-name="P1"><text:s text:c="4"/>}</text:p>
      <text:p text:style-name="P1"><text:s text:c="4"/>return 0;</text:p>
      <text:p text:style-name="P1"/>
      <text:p text:style-name="P1"/>
      <text:p text:style-name="P1">}</text:p>
      <text:p text:style-name="P1">int arrayInicializar(char arrayStrn[][50],int limite)</text:p>
      <text:p text:style-name="P1">{</text:p>
      <text:p text:style-name="P1"><text:s text:c="4"/>int i;</text:p>
      <text:p text:style-name="P1"><text:s text:c="4"/>for(i=0;i&lt;limite;i++)</text:p>
      <text:p text:style-name="P1"><text:s text:c="4"/>{</text:p>
      <text:p text:style-name="P1"><text:s text:c="7"/>strncpy(arrayStrn[i],"\0",50);</text:p>
      <text:p text:style-name="P1"/>
      <text:p text:style-name="P1"><text:s text:c="4"/>}</text:p>
      <text:p text:style-name="P1"><text:s text:c="4"/>return 0;</text:p>
      <text:p text:style-name="P1"/>
      <text:p text:style-name="P1"/>
      <text:p text:style-name="P1"/>
      <text:p text:style-name="P1">}</text:p>
      <text:p text:style-name="P1">int posicionVacia(char arrayStrn[][50],int limite)</text:p>
      <text:p text:style-name="P1">{</text:p>
      <text:p text:style-name="P1"><text:s text:c="4"/>int i;</text:p>
      <text:p text:style-name="P1"/>
      <text:p text:style-name="P1"><text:s text:c="4"/>int retorno;</text:p>
      <text:p text:style-name="P1"/>
      <text:p text:style-name="P1"><text:s text:c="4"/>for(i=0;i&lt;limite;i++)</text:p>
      <text:p text:style-name="P1"><text:s text:c="4"/>{</text:p>
      <text:p text:style-name="P1"><text:s text:c="7"/>if( <text:s/>strcmp(arrayStrn[i],"\0")==0)</text:p>
      <text:p text:style-name="P1"><text:s text:c="7"/>{</text:p>
      <text:p text:style-name="P1"><text:s text:c="12"/>retorno=i;</text:p>
      <text:p text:style-name="P1"><text:s text:c="12"/>break;</text:p>
      <text:p text:style-name="P1"><text:s text:c="7"/>}</text:p>
      <text:p text:style-name="P1"><text:s text:c="7"/>else</text:p>
      <text:p text:style-name="P1"><text:s text:c="7"/>continue;</text:p>
      <text:p text:style-name="P1"/>
      <text:p text:style-name="P1"/>
      <text:p text:style-name="P1"><text:s text:c="4"/>}</text:p>
      <text:p text:style-name="P1"><text:s text:c="4"/>return retorno;</text:p>
      <text:p text:style-name="P1"/>
      <text:p text:style-name="P1"/>
      <text:p text:style-name="P1"/>
      <text:p text:style-name="P1"><text:soft-page-break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 main()</text:p>
      <text:p text:style-name="P1">{</text:p>
      <text:p text:style-name="P1"><text:s text:c="4"/>char auxName[500] = "test";</text:p>
      <text:p text:style-name="P1"><text:s text:c="4"/>char arrayNombres[QTY_EMPLEADOS][50];</text:p>
      <text:p text:style-name="P1"><text:s text:c="4"/>strncpy(arrayNombres[0],"juan0",50);</text:p>
      <text:p text:style-name="P1"><text:s text:c="4"/>strncpy(arrayNombres[1],"juan1",50);</text:p>
      <text:p text:style-name="P1"><text:s text:c="4"/>strncpy(arrayNombres[2],"juan2",50);</text:p>
      <text:p text:style-name="P1"/>
      <text:p text:style-name="P1"/>
      <text:p text:style-name="P1"/>
      <text:p text:style-name="P1"/>
      <text:p text:style-name="P1"/>
      <text:p text:style-name="P1"><text:s text:c="4"/>if(getName( "Nombre?: ",</text:p>
      <text:p text:style-name="P1"><text:s text:c="16"/>"Error",</text:p>
      <text:p text:style-name="P1"><text:s text:c="16"/>2,</text:p>
      <text:p text:style-name="P1"><text:s text:c="16"/>5,</text:p>
      <text:p text:style-name="P1"><text:s text:c="16"/>2,</text:p>
      <text:p text:style-name="P1"><text:s text:c="16"/>auxName) == 0)</text:p>
      <text:p text:style-name="P1"><text:s text:c="4"/>{</text:p>
      <text:p text:style-name="P1"><text:s text:c="8"/>printf("OK: %s",auxName);</text:p>
      <text:p text:style-name="P1"><text:s text:c="4"/>}</text:p>
      <text:p text:style-name="P1"><text:s text:c="4"/>else</text:p>
      <text:p text:style-name="P1"><text:s text:c="4"/>{</text:p>
      <text:p text:style-name="P1"><text:s text:c="8"/>printf("ER: %s",auxName);</text:p>
      <text:p text:style-name="P1"><text:s text:c="4"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2:00:06.057776214</meta:creation-date>
    <dc:date>2019-04-16T22:00:48.570809710</dc:date>
    <meta:editing-duration>PT48S</meta:editing-duration>
    <meta:editing-cycles>1</meta:editing-cycles>
    <meta:document-statistic meta:table-count="0" meta:image-count="0" meta:object-count="0" meta:page-count="2" meta:paragraph-count="61" meta:word-count="96" meta:character-count="1090" meta:non-whitespace-character-count="772"/>
    <meta:generator>LibreOffice/5.2.7.2$Linux_X86_64 LibreOffice_project/20m0$Build-2</meta:generator>
  </office:meta>
</office:document-meta>
</file>